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7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3779874">
            <text:p>3779874</text:p>
          </table:table-cell>
          <table:table-cell table:formula="of:=([.A2]-[.A1])/3231" office:value-type="float" office:value="-1019.3704735376">
            <text:p>-1019.3704735376</text:p>
          </table:table-cell>
        </table:table-row>
        <table:table-row table:style-name="ro1">
          <table:table-cell office:value-type="float" office:value="486288">
            <text:p>486288</text:p>
          </table:table-cell>
          <table:table-cell table:formula="of:=([.A3]-[.A2])/3231" office:value-type="float" office:value="-52.5951717734448">
            <text:p>-52.5951717734</text:p>
          </table:table-cell>
        </table:table-row>
        <table:table-row table:style-name="ro1">
          <table:table-cell office:value-type="float" office:value="316353">
            <text:p>316353</text:p>
          </table:table-cell>
          <table:table-cell table:formula="of:=([.A4]-[.A3])/3231" office:value-type="float" office:value="-26.2943361188487">
            <text:p>-26.2943361188</text:p>
          </table:table-cell>
        </table:table-row>
        <table:table-row table:style-name="ro1">
          <table:table-cell office:value-type="float" office:value="231396">
            <text:p>231396</text:p>
          </table:table-cell>
          <table:table-cell table:formula="of:=([.A5]-[.A4])/3231" office:value-type="float" office:value="3.17022593624265">
            <text:p>3.1702259362</text:p>
          </table:table-cell>
        </table:table-row>
        <table:table-row table:style-name="ro1">
          <table:table-cell office:value-type="float" office:value="241639">
            <text:p>241639</text:p>
          </table:table-cell>
          <table:table-cell table:formula="of:=([.A6]-[.A5])/3231" office:value-type="float" office:value="7.89105540080471">
            <text:p>7.8910554008</text:p>
          </table:table-cell>
        </table:table-row>
        <table:table-row table:style-name="ro1">
          <table:table-cell office:value-type="float" office:value="267135">
            <text:p>267135</text:p>
          </table:table-cell>
          <table:table-cell table:formula="of:=([.A7]-[.A6])/3231" office:value-type="float" office:value="-19.5125348189415">
            <text:p>-19.5125348189</text:p>
          </table:table-cell>
        </table:table-row>
        <table:table-row table:style-name="ro1">
          <table:table-cell office:value-type="float" office:value="204090">
            <text:p>204090</text:p>
          </table:table-cell>
          <table:table-cell table:formula="of:=([.A8]-[.A7])/3231" office:value-type="float" office:value="4.95759826679047">
            <text:p>4.9575982668</text:p>
          </table:table-cell>
        </table:table-row>
        <table:table-row table:style-name="ro1">
          <table:table-cell office:value-type="float" office:value="220108">
            <text:p>220108</text:p>
          </table:table-cell>
          <table:table-cell table:formula="of:=([.A9]-[.A8])/3231" office:value-type="float" office:value="-6.66573816155989">
            <text:p>-6.6657381616</text:p>
          </table:table-cell>
        </table:table-row>
        <table:table-row table:style-name="ro1">
          <table:table-cell office:value-type="float" office:value="198571">
            <text:p>198571</text:p>
          </table:table-cell>
          <table:table-cell table:formula="of:=([.A10]-[.A9])/3231" office:value-type="float" office:value="64.0792324357784">
            <text:p>64.0792324358</text:p>
          </table:table-cell>
        </table:table-row>
        <table:table-row table:style-name="ro1">
          <table:table-cell office:value-type="float" office:value="405611">
            <text:p>405611</text:p>
          </table:table-cell>
          <table:table-cell table:formula="of:=([.A11]-[.A10])/3231" office:value-type="float" office:value="-79.7044258743423">
            <text:p>-79.7044258743</text:p>
          </table:table-cell>
        </table:table-row>
        <table:table-row table:style-name="ro1">
          <table:table-cell office:value-type="float" office:value="148086">
            <text:p>148086</text:p>
          </table:table-cell>
          <table:table-cell table:formula="of:=([.A12]-[.A11])/3231" office:value-type="float" office:value="-12.6044568245125">
            <text:p>-12.6044568245</text:p>
          </table:table-cell>
        </table:table-row>
        <table:table-row table:style-name="ro1">
          <table:table-cell office:value-type="float" office:value="107361">
            <text:p>107361</text:p>
          </table:table-cell>
          <table:table-cell table:formula="of:=([.A13]-[.A12])/3231" office:value-type="float" office:value="7.2132466728567">
            <text:p>7.2132466729</text:p>
          </table:table-cell>
        </table:table-row>
        <table:table-row table:style-name="ro1">
          <table:table-cell office:value-type="float" office:value="130667">
            <text:p>130667</text:p>
          </table:table-cell>
          <table:table-cell table:formula="of:=([.A14]-[.A13])/3231" office:value-type="float" office:value="1.4942742185082">
            <text:p>1.4942742185</text:p>
          </table:table-cell>
        </table:table-row>
        <table:table-row table:style-name="ro1">
          <table:table-cell office:value-type="float" office:value="135495">
            <text:p>135495</text:p>
          </table:table-cell>
          <table:table-cell table:formula="of:=([.A15]-[.A14])/3231" office:value-type="float" office:value="41.3525224388734">
            <text:p>41.3525224389</text:p>
          </table:table-cell>
        </table:table-row>
        <table:table-row table:style-name="ro1">
          <table:table-cell office:value-type="float" office:value="269105">
            <text:p>269105</text:p>
          </table:table-cell>
          <table:table-cell table:formula="of:=([.A16]-[.A15])/3231" office:value-type="float" office:value="-83.2884555865057">
            <text:p>-83.288455586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12/12/2012</text:date>, <text:time>14:1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2-12-12T12:41:32</meta:creation-date>
    <dc:date>2012-12-12T14:16:56</dc:date>
    <dc:creator>Jeremiah Gaertner</dc:creator>
    <meta:editing-duration>PT1H20M23S</meta:editing-duration>
    <meta:editing-cycles>1</meta:editing-cycles>
    <meta:document-statistic meta:table-count="3" meta:cell-count="31" meta:object-count="0"/>
    <meta:generator>OpenOffice.org/3.3$Unix OpenOffice.org_project/330m20$Build-9567</meta:generator>
  </office:meta>
</office:document-meta>
</file>